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2.845cm" fo:min-width="4.81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17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style:font-name="DejaVu Sans Mono1"/>
    </style:style>
    <style:style style:name="P2" style:family="paragraph">
      <loext:graphic-properties draw:fill="none"/>
      <style:paragraph-properties fo:text-align="center" style:writing-mode="lr-tb"/>
      <style:text-properties style:font-name="DejaVu Sans Mono1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DejaVu Sans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style:font-name="DejaVu Sans Mono1"/>
    </style:style>
    <style:style style:name="T2" style:family="text">
      <style:text-properties style:font-name="DejaVu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318cm" svg:height="3.095cm" svg:x="6.299cm" svg:y="1.562cm">
          <text:p text:style-name="P1"><text:span text:style-name="T1">cond</text:span></text:p>
          <draw:enhanced-geometry svg:viewBox="0 0 21600 21600" draw:type="rectangle" draw:enhanced-path="M 0 0 L 21600 0 21600 21600 0 21600 0 0 Z N"/>
        </draw:custom-shape>
        <draw:frame draw:style-name="gr2" draw:text-style-name="P3" xml:id="id3" draw:id="id3" draw:layer="layout" svg:width="0.891cm" svg:height="0.962cm" svg:x="6.564cm" svg:y="2.779cm">
          <draw:text-box>
            <text:p>F</text:p>
          </draw:text-box>
        </draw:frame>
        <draw:frame draw:style-name="gr2" draw:text-style-name="P3" xml:id="id1" draw:id="id1" draw:layer="layout" svg:width="0.891cm" svg:height="0.962cm" svg:x="6.564cm" svg:y="3.705cm">
          <draw:text-box>
            <text:p>T</text:p>
          </draw:text-box>
        </draw:frame>
        <draw:custom-shape draw:style-name="gr1" draw:text-style-name="P2" xml:id="id2" draw:id="id2" draw:layer="layout" svg:width="5.318cm" svg:height="3.095cm" svg:x="6.325cm" svg:y="5.875cm">
          <text:p text:style-name="P1"><text:span text:style-name="T1">trueStmnt</text:span></text:p>
          <draw:enhanced-geometry svg:viewBox="0 0 21600 21600" draw:type="rectangle" draw:enhanced-path="M 0 0 L 21600 0 21600 21600 0 21600 0 0 Z N"/>
        </draw:custom-shape>
        <draw:frame draw:style-name="gr2" draw:text-style-name="P3" xml:id="id9" draw:id="id9" draw:layer="layout" svg:width="0.891cm" svg:height="0.962cm" svg:x="10.686cm" svg:y="6.033cm">
          <draw:text-box>
            <text:p>T</text:p>
          </draw:text-box>
        </draw:frame>
        <draw:frame draw:style-name="gr2" draw:text-style-name="P3" xml:id="id6" draw:id="id6" draw:layer="layout" svg:width="0.891cm" svg:height="0.962cm" svg:x="10.686cm" svg:y="7.938cm">
          <draw:text-box>
            <text:p>F</text:p>
          </draw:text-box>
        </draw:frame>
        <draw:custom-shape draw:style-name="gr1" draw:text-style-name="P2" draw:layer="layout" svg:width="5.318cm" svg:height="3.095cm" svg:x="6.432cm" svg:y="9.738cm">
          <text:p text:style-name="P1"><text:span text:style-name="T1">falseStmnt</text:span></text:p>
          <draw:enhanced-geometry svg:viewBox="0 0 21600 21600" draw:type="rectangle" draw:enhanced-path="M 0 0 L 21600 0 21600 21600 0 21600 0 0 Z N"/>
        </draw:custom-shape>
        <draw:frame draw:style-name="gr2" draw:text-style-name="P3" xml:id="id8" draw:id="id8" draw:layer="layout" svg:width="0.891cm" svg:height="0.962cm" svg:x="10.831cm" svg:y="11.847cm">
          <draw:text-box>
            <text:p>F</text:p>
          </draw:text-box>
        </draw:frame>
        <draw:frame draw:style-name="gr2" draw:text-style-name="P3" xml:id="id11" draw:id="id11" draw:layer="layout" svg:width="0.891cm" svg:height="0.962cm" svg:x="10.832cm" svg:y="9.752cm">
          <draw:text-box>
            <text:p>T</text:p>
          </draw:text-box>
        </draw:frame>
        <draw:connector draw:style-name="gr3" draw:text-style-name="P4" draw:layer="layout" draw:type="curve" svg:x1="7.455cm" svg:y1="4.186cm" svg:x2="8.984cm" svg:y2="5.875cm" draw:start-shape="id1" draw:start-glue-point="1" draw:end-shape="id2" draw:end-glue-point="0" svg:d="M7455 4186c1020 0 1529 563 1529 1689" svg:viewBox="0 0 1530 1690">
          <text:p/>
        </draw:connector>
        <draw:connector draw:style-name="gr3" draw:text-style-name="P4" draw:layer="layout" draw:type="curve" draw:line-skew="-0.903cm" svg:x1="6.564cm" svg:y1="3.26cm" svg:x2="6.431cm" svg:y2="9.949cm" draw:start-shape="id3" draw:start-glue-point="3" draw:end-shape="id4" draw:end-glue-point="3" svg:d="M6564 3260c-2305 0-2239 6689-133 6689" svg:viewBox="0 0 1722 6690">
          <text:p/>
        </draw:connector>
        <draw:frame draw:style-name="gr4" draw:text-style-name="P3" xml:id="id5" draw:id="id5" draw:layer="layout" svg:width="1.522cm" svg:height="0.962cm" svg:x="8.284cm" svg:y="7.938cm">
          <draw:text-box>
            <text:p>jmp</text:p>
          </draw:text-box>
        </draw:frame>
        <draw:connector draw:style-name="gr3" draw:text-style-name="P4" draw:layer="layout" draw:type="line" svg:x1="9.806cm" svg:y1="8.419cm" svg:x2="10.686cm" svg:y2="8.419cm" draw:start-shape="id5" draw:start-glue-point="1" draw:end-shape="id6" draw:end-glue-point="3" svg:d="M9806 8419h880" svg:viewBox="0 0 881 1">
          <text:p/>
        </draw:connector>
        <draw:frame draw:style-name="gr2" draw:text-style-name="P3" xml:id="id7" draw:id="id7" draw:layer="layout" svg:width="0.891cm" svg:height="0.962cm" svg:x="13.963cm" svg:y="13.897cm">
          <draw:text-box>
            <text:p>F</text:p>
          </draw:text-box>
        </draw:frame>
        <draw:frame draw:style-name="gr2" draw:text-style-name="P3" xml:id="id10" draw:id="id10" draw:layer="layout" svg:width="0.891cm" svg:height="0.962cm" svg:x="16.288cm" svg:y="13.897cm">
          <draw:text-box>
            <text:p>T</text:p>
          </draw:text-box>
        </draw:frame>
        <draw:connector draw:style-name="gr3" draw:text-style-name="P4" draw:layer="layout" draw:type="curve" svg:x1="11.577cm" svg:y1="8.419cm" svg:x2="14.408cm" svg:y2="13.897cm" draw:start-shape="id6" draw:start-glue-point="1" draw:end-shape="id7" draw:end-glue-point="0" svg:d="M11577 8419c1888 0 2831 1826 2831 5478" svg:viewBox="0 0 2832 5479">
          <text:p/>
        </draw:connector>
        <draw:connector draw:style-name="gr3" draw:text-style-name="P4" draw:layer="layout" draw:type="curve" svg:x1="11.722cm" svg:y1="12.328cm" svg:x2="14.408cm" svg:y2="13.897cm" draw:start-shape="id8" draw:start-glue-point="1" draw:end-shape="id7" draw:end-glue-point="0" svg:d="M11722 12328c1791 0 2686 523 2686 1569" svg:viewBox="0 0 2687 1570">
          <text:p/>
        </draw:connector>
        <draw:connector draw:style-name="gr3" draw:text-style-name="P4" draw:layer="layout" draw:type="curve" svg:x1="11.577cm" svg:y1="6.514cm" svg:x2="16.733cm" svg:y2="13.897cm" draw:start-shape="id9" draw:start-glue-point="1" draw:end-shape="id10" draw:end-glue-point="0" svg:d="M11577 6514c3438 0 5156 2461 5156 7383" svg:viewBox="0 0 5157 7384">
          <text:p/>
        </draw:connector>
        <draw:connector draw:style-name="gr3" draw:text-style-name="P4" draw:layer="layout" draw:type="curve" svg:x1="11.723cm" svg:y1="10.233cm" svg:x2="16.733cm" svg:y2="13.897cm" draw:start-shape="id11" draw:start-glue-point="1" draw:end-shape="id10" draw:end-glue-point="0" svg:d="M11723 10233c3340 0 5010 1221 5010 3664" svg:viewBox="0 0 5011 3665">
          <text:p/>
        </draw:connector>
        <draw:custom-shape draw:style-name="gr5" draw:text-style-name="P4" xml:id="id4" draw:id="id4" draw:layer="layout" svg:width="0.371cm" svg:height="0.424cm" svg:x="6.431cm" svg:y="9.737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7.462cm" svg:height="0.988cm" svg:x="0.656cm" svg:y="0.413cm">
          <draw:text-box>
            <text:p><text:span text:style-name="T2">see semval/ifstmnt.cc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17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5.199996948242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938cm" fo:margin-bottom="0cm" fo:text-indent="0cm"/>
      <style:text-properties fo:font-size="65.800003051757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701cm" fo:margin-bottom="0cm" fo:text-indent="0cm"/>
      <style:text-properties fo:font-size="56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66cm" fo:margin-bottom="0cm" fo:text-indent="0cm"/>
      <style:text-properties fo:font-size="4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3cm" fo:margin-bottom="0cm" fo:text-indent="0cm"/>
      <style:text-properties fo:font-size="4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3cm" fo:margin-bottom="0cm" fo:text-indent="0cm"/>
      <style:text-properties fo:font-size="4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3cm" fo:margin-bottom="0cm" fo:text-indent="0cm"/>
      <style:text-properties fo:font-size="4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3cm" fo:margin-bottom="0cm" fo:text-indent="0cm"/>
      <style:text-properties fo:font-size="4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3cm" fo:margin-bottom="0cm" fo:text-indent="0cm"/>
      <style:text-properties fo:font-size="4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3.5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0.016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4.929cm" svg:height="6.186cm" svg:x="2.385cm" svg:y="2.478cm" presentation:class="title" presentation:placeholder="true">
        <draw:text-box/>
      </draw:frame>
      <draw:frame presentation:style-name="Default-outline1" draw:layer="backgroundobjects" svg:width="24.929cm" svg:height="21.497cm" svg:x="2.385cm" svg:y="9.669cm" presentation:class="outline" presentation:placeholder="true">
        <draw:text-box/>
      </draw:frame>
      <draw:frame presentation:style-name="Mpr1" draw:text-style-name="MP2" draw:layer="backgroundobjects" svg:width="6.453cm" svg:height="2.554cm" svg:x="2.385cm" svg:y="34.76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79cm" svg:height="2.554cm" svg:x="10.471cm" svg:y="34.76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2.554cm" svg:x="20.859cm" svg:y="34.76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10T13:53:19.776321494</meta:creation-date>
    <dc:date>2021-03-28T15:33:15.825057071</dc:date>
    <meta:editing-duration>PT3H57M14S</meta:editing-duration>
    <meta:editing-cycles>25</meta:editing-cycles>
    <meta:generator>LibreOffice/7.0.4.2$Linux_X86_64 LibreOffice_project/00$Build-2</meta:generator>
    <meta:document-statistic meta:object-count="44"/>
  </office:meta>
</office:document-meta>
</file>